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3"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4" style:family="paragraph" style:parent-style-name="Text_20_body">
      <style:text-properties fo:color="#009900" style:font-name="Roboto" fo:language="ru" fo:country="RU"/>
    </style:style>
    <style:style style:name="P5" style:family="paragraph" style:parent-style-name="Text_20_body">
      <style:text-properties style:font-name="Roboto" fo:language="ru" fo:country="RU"/>
    </style:style>
    <style:style style:name="P6"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7" style:family="paragraph" style:parent-style-name="Text_20_body" style:list-style-name="L1">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8" style:family="paragraph" style:parent-style-name="Text_20_body" style:list-style-name="L2">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9" style:family="paragraph" style:parent-style-name="Text_20_body" style:list-style-name="L3">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0" style:family="paragraph" style:parent-style-name="Text_20_body" style:list-style-name="L5">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1" style:family="paragraph" style:parent-style-name="Text_20_body" style:list-style-name="L6">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2" style:family="paragraph" style:parent-style-name="Text_20_body" style:list-style-name="L7">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3"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14" style:family="paragraph" style:parent-style-name="Text_20_body">
      <style:text-properties fo:color="#009900" style:font-name="Roboto" fo:language="en" fo:country="US"/>
    </style:style>
    <style:style style:name="P15" style:family="paragraph" style:parent-style-name="Text_20_body" style:list-style-name="L4">
      <style:text-properties style:font-name="Roboto" fo:language="ru" fo:country="RU"/>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Heading_20_1">
      <style:text-properties style:font-name="Roboto"/>
    </style:style>
    <style:style style:name="P18" style:family="paragraph" style:parent-style-name="Heading_20_2">
      <style:text-properties style:font-name="Roboto"/>
    </style:style>
    <style:style style:name="P19" style:family="paragraph" style:parent-style-name="Heading_20_2">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background-color="#ffff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6">Мебель<text:tab/>1</text:p>
          <text:p text:style-name="P16">Зеркало<text:tab/>1</text:p>
          <text:p text:style-name="P20">Кривые зеркала<text:tab/>1</text:p>
          <text:p text:style-name="P20">Фацетные зеркала<text:tab/>2</text:p>
          <text:p text:style-name="P20">Зеркала с еврокромкой<text:tab/>2</text:p>
          <text:p text:style-name="P20">Состаренные зеркала<text:tab/>3</text:p>
          <text:p text:style-name="P20">Зеркальная плитка<text:tab/>3</text:p>
          <text:p text:style-name="P16">Стекло<text:tab/>4</text:p>
          <text:p text:style-name="P16">Услуги<text:tab/>4</text:p>
          <text:p text:style-name="P16">Преимущества<text:tab/>5</text:p>
        </text:index-body>
      </text:table-of-content>
      <text:h text:style-name="P17" text:outline-level="1">О компании</text:h>
      <text:p text:style-name="P3">Производственная компания «Маркет Гласс» предлагает полый спектр услуг по производству всех видов зеркал, стекла и стеклянных изделий, а также производству мебели ни заказ по индивидуальным размерам. Наши специалисты оперативно проведут замеры и подберут для Вас именно те материалы и инженерные решения, которые подойдут именно Вам. Работая с нами, Вы получите уникальные изделия, выполненные по Вашим размерам, согласно Вашему дизайну, с учетом именно Ваших требований. </text:p>
      <text:p text:style-name="P3">Своим заказчикам мы предлагаем любые зеркальные изделия для дома и бизнеса, для использования в помещениях или на улице, все виды изделий из стекла, а также уникальную мебель, выполненную на заказ по индивидуальным размерам. </text:p>
      <text:h text:style-name="P17" text:outline-level="1">Мебель</text:h>
      <text:h text:style-name="P17" text:outline-level="1">Зеркало</text:h>
      <text:h text:style-name="P18"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1936233290319669988" text:style-name="L1">
        <text:list-item>
          <text:p text:style-name="P7">Основание не подвержено воздействию влаги и перепадам температур. Так можно разместить кривое зеркало на улице. </text:p>
        </text:list-item>
        <text:list-item>
          <text:p text:style-name="P7">Акрил значительно легче стекла. </text:p>
        </text:list-item>
        <text:list-item>
          <text:p text:style-name="P7">Акриловое кривое зеркало практически невозможно разбить, оно очень стойкое к внешним воздействиям.</text:p>
        </text:list-item>
        <text:list-item>
          <text:p text:style-name="P7">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text:soft-page-break/>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Производство одной зеркальной поверхности размерами ____ занимает в среднем ___ дня.</text:p>
      <text:p text:style-name="P2">Примеры наших работ:</text:p>
      <text:p text:style-name="P2">Цены:</text:p>
      <text:h text:style-name="P19" text:outline-level="2">Фацетные зеркала</text:h>
      <text:p text:style-name="P2">Термин «фацет» означает «ограненная плоскость». Фацетное зеркало — это зеркало с гранеными, скошенными краями.</text:p>
      <text:p text:style-name="P2">Сегодня фацетные зеркала — современная и популярная тенденция в дизайне интерьеров. Фацетные зеркала используют для создания оригинальных элементов декора, фацетными зеркалами можно украсить как небольшой участок стены, так и создать целые зеркальные панно. Фацетные зеркала в современном интерьере подчеркивают минимализм пространства. Грамотно размещенное зеркало визуально увеличит пространство и добавит освещенности там, где естественных источников света недостаточно.</text:p>
      <text:p text:style-name="P2">Фацетная огранка зеркал оригинально смотрится в интерьере, поэтому зачастую фацетные зеркала и их комбинации часто используют без рамки. Также выигрышно смотрятся объемные 3D зеркала, каждая грань которых дополнительно имеет фацетную огранку.</text:p>
      <text:p text:style-name="P2">Фацетная обработка кромки бывает двух основных типов: прямолинейная и криволинейная обработка. При прямолинейной обработке выполняется прямой срез под углом к основной плоскости, длинна среза варьируется от 3 до 40 мм. Криволинейный фацет используется для создания зеркал округлых и нестандартных форм.</text:p>
      <text:p text:style-name="P3">Обработка зеркал и стекла фацетом производится при помощи высокотехнологичных станков, которые с высокой точностью срезают фаску со стекла под необходимым углом и одновременно шлифуют срезанную поверхность.</text:p>
      <text:p text:style-name="P3">Мы производим любые виды зеркал с фацетной обработкой. Это могут быть отдельные настенные или напольные зеркала, зеркальная плитка, зеркальное панно, зеркала для мебели или влагозащищенные зеркала для ванной комнаты. </text:p>
      <text:p text:style-name="P3">Если Вы интересуетесь фацетными зеркалами — просто свяжитесь с нами, <text:s/>и наши специалисты проконсультируют Вас по всем интересующим Вас вопросам, а также подберут подходящее именно Вам рашение.</text:p>
      <text:p text:style-name="P2">Примеры наших работ: </text:p>
      <text:p text:style-name="P2">Цены:</text:p>
      <text:p text:style-name="P2">Фацетные зеркала в интерьере:</text:p>
      <text:h text:style-name="P19" text:outline-level="2">Зеркала с еврокромкой</text:h>
      <text:p text:style-name="P2">Еврокромка — это более простой, по сравнению с фацетной огранкой, способ обработки краев стекла <text:soft-page-break/>и зеркал. Обработка еврокромкой — это простая шлифовка и полировка краев зеркала после нарезки. </text:p>
      <text:p text:style-name="P2">Простая обработка краев стекла еврокромкой производится в два этапа: </text:p>
      <text:p text:style-name="P2">Шлифовка краев зеркала — в результате <text:s/>край становится шероховатым и матовым, но уже абсолютно безопасным. </text:p>
      <text:p text:style-name="P2">Полировка краев — торцы зеркала или стекла становятся прозрачными.</text:p>
      <text:p text:style-name="P2">Обработать еврокромкой может быть прямолинейной или криволинейной. Форма профиля обрабатываемых срезов может быть самая разнообразная.</text:p>
      <text:p text:style-name="P2">У нас Вы можете заказать зеркала любой формы и назначения с обработкой краев еврокромкой, а также зеркальную плитку с еврокромкой или целые зеркальные панно. Просто свяжитесь с нами, и наши специалисты ответят на все Ваши вопросы.</text:p>
      <text:p text:style-name="P2">Еврокромка — дополнительные фото:</text:p>
      <text:p text:style-name="P2">Цены: </text:p>
      <text:h text:style-name="P19" text:outline-level="2">Состаренные зеркала</text:h>
      <text:p text:style-name="P2">Винтаж и старинные изделия прочно вошли в моду не только в одежде и аксессуарах, но и в дизайне помещений. Особой популярностью у дизайнеров пользуются состаренные зеркала. Они одинаково хорошо впишутся как в современный лофт, так и <text:s/>более изысканные интерьерные решения. Использование состаренных зеркал в интерьере всегда подчеркивает утонченный вкус владельца и его внимание к деталям.</text:p>
      <text:p text:style-name="P2">Купить действительно старинное зеркало решится далеко не каждый. Во-первых старинные зеркала, как и другой антиквариат, стоят весьма недешево. Во-вторых со старинными зеркалами связано множество поверий и предрассудков.</text:p>
      <text:p text:style-name="P2">Но если вы хотите видеть в Вашем интерьере старинное зеркало, то лучшее решение — искусственно состаренное зеркало. </text:p>
      <text:p text:style-name="P2">Характерный эффект на состаренном зеркале чаще всего достигается путем химического <text:s/>травления и иногда — механической обработки зеркальной поверхности. Иногда применяется ручное нанесение сусального золота, серебра или бронзы. Такая технология позволяет получить оригинальный и абсолютно уникальный эффект. Рисунок, дающий эффект старины (пятна, потертости, какелюр) для каждого зеркала получаются уникальными.</text:p>
      <text:p text:style-name="P2">Наше оборудование позволяет выбрать глубину и интенсивность эффекта состаривания. Также можно изготовить зеркало с различными эффектами самой отражающей поверхности: размытие, искажение, цветовой тон.</text:p>
      <text:p text:style-name="P2">В нашей компании Вы можете заказать состаренное зеркало любой формы и размера. При необходимости мы подберем подходящий багет, а также выполним монтажные работы. Заказывая состаренное зеркало у нас, Вы получите уникальное изделие. Наши опытные специалисты могут создать самые разнообразные рисунки и эффекты, подходящие именно Вашему интерьеру.</text:p>
      <text:p text:style-name="P2">Примеры наших работ: </text:p>
      <text:p text:style-name="P2">Состаренные зеркала в интерьере:</text:p>
      <text:h text:style-name="P19" text:outline-level="2">Зеркальная плитка</text:h>
      <text:p text:style-name="P2">Зеркальная плитка представляет собой одинаковые <text:span text:style-name="T1">фрагменты</text:span> зеркального полотна. <text:s/>Края зеркальной плитки обязательно обрабатываются или еврокромкой или фацетом. Такая обработка придает зеркальной плитке эстетичный вид, долговечность и безопасность в эксплуатации.</text:p>
      <text:p text:style-name="P2">Размеры и форма зеркальных плиток могут быть очень разнообразны. Зеркальная плитка бывает квадратная, прямоугольная, треугольная, возможны любые другие геометрические фигуры и <text:soft-page-break/>сочетания. Мы также можем изготовить цветную зеркальную плитку.</text:p>
      <text:p text:style-name="P2">Грамотно размещенная зеркальная плитка оживит любой интерьер, визуально расширяя его и наполняя пространство прекрасными отражениями и переливами света.</text:p>
      <text:p text:style-name="P2">Достоинства зеркальной плитки:</text:p>
      <text:list xml:id="list2809938185286109438" text:style-name="L2">
        <text:list-item>
          <text:p text:style-name="P8">Легкость монтажа и долговечность: современные клеевые составы и проверенная технология установки упрощают процесс отделки зеркальной плиткой. Приклеить зеркальную плитку можно своими руками, соблюдая несложную инструкцию.</text:p>
        </text:list-item>
        <text:list-item>
          <text:p text:style-name="P8">Универсальность. Зеркальную плитку можно приклеить практически к любой поверхности. Декор зеркальной плиткой будет выигрышно смотреться в ванной, в прихожей, в столовой и на кухне. Зеркальная плитка будет стильно смотреться в любом интерьере.</text:p>
        </text:list-item>
        <text:list-item>
          <text:p text:style-name="P8">Огромное разнообразие форм, цветов, размеров и способов отделки краев. Обычно зеркальная плитка выполняется в форме квадратов, но по Вашему желанию мы можем изготовить зеркальную плитку любой формы и размеров.</text:p>
        </text:list-item>
        <text:list-item>
          <text:p text:style-name="P8">Чистота и экологичность. Современная зеркальная плитка изготавливается из современных экологически чистых материалов и не содержит никаких вредных для здоровья примесей.</text:p>
        </text:list-item>
      </text:list>
      <text:p text:style-name="P2">Мы занимаемся изготовлением зеркальной плитки на заказ. Доверьте выполнение Вашего заказа нам, и Вы получите качественную стильную продукцию, изготовленную на современном оборудовании и прошедшую строжайший контроль качества. Наша зеркальная плитка будет радовать Вас много лет!</text:p>
      <text:p text:style-name="P2">Стандартные размеры зеркальной плитки:</text:p>
      <text:list xml:id="list3984865713294364337" text:style-name="L3">
        <text:list-item>
          <text:p text:style-name="P9">20х20 см</text:p>
        </text:list-item>
        <text:list-item>
          <text:p text:style-name="P9">30х30 см</text:p>
        </text:list-item>
        <text:list-item>
          <text:p text:style-name="P9">15х15 см</text:p>
        </text:list-item>
        <text:list-item>
          <text:p text:style-name="P9">12х12 см</text:p>
        </text:list-item>
        <text:list-item>
          <text:p text:style-name="P9">Ваш размер под заказ</text:p>
        </text:list-item>
      </text:list>
      <text:p text:style-name="P2">Форма зеркальной плитки</text:p>
      <text:list xml:id="list8840717832191320976" text:style-name="L7">
        <text:list-item>
          <text:p text:style-name="P12">квадрат</text:p>
        </text:list-item>
        <text:list-item>
          <text:p text:style-name="P12">прямоугольник</text:p>
        </text:list-item>
        <text:list-item>
          <text:p text:style-name="P12">треугольник</text:p>
        </text:list-item>
        <text:list-item>
          <text:p text:style-name="P12">ромб</text:p>
        </text:list-item>
        <text:list-item>
          <text:p text:style-name="P12">шестиугольник</text:p>
        </text:list-item>
        <text:list-item>
          <text:p text:style-name="P12">другая форма под заказ</text:p>
        </text:list-item>
      </text:list>
      <text:p text:style-name="P2">Обработка краев зеркальной плитки:</text:p>
      <text:list xml:id="list5757172367703626629" text:style-name="L5">
        <text:list-item>
          <text:p text:style-name="P10">фацет</text:p>
        </text:list-item>
        <text:list-item>
          <text:p text:style-name="P10">шлифовка</text:p>
        </text:list-item>
      </text:list>
      <text:p text:style-name="P2">Дополнительные эффекты</text:p>
      <text:list xml:id="list568636243462230055" text:style-name="L6">
        <text:list-item>
          <text:p text:style-name="P11">тонированное зеркало</text:p>
        </text:list-item>
        <text:list-item>
          <text:p text:style-name="P11">эффект состаривания</text:p>
        </text:list-item>
        <text:list-item>
          <text:p text:style-name="P11">нанесение рисунка</text:p>
        </text:list-item>
      </text:list>
      <text:h text:style-name="P17" text:outline-level="1"><text:soft-page-break/>Стекло</text:h>
      <text:p text:style-name="P14"/>
      <text:p text:style-name="P5"/>
      <text:h text:style-name="P17" text:outline-level="1">Услуги</text:h>
      <text:p text:style-name="P4">Обработка стекла и зеркал</text:p>
      <text:p text:style-name="P4">Пескоструйная обработка</text:p>
      <text:p text:style-name="P4">Нанесение пленки на стекло</text:p>
      <text:p text:style-name="P4">Закалка стекла</text:p>
      <text:p text:style-name="P4">УФ склейка</text:p>
      <text:h text:style-name="P17" text:outline-level="1">Преимущества</text:h>
      <text:list xml:id="list7962811975082124843" text:style-name="L4">
        <text:list-item>
          <text:p text:style-name="P15">Собственное производство</text:p>
        </text:list-item>
        <text:list-item>
          <text:p text:style-name="P15">Команда профессионалов</text:p>
        </text:list-item>
        <text:list-item>
          <text:p text:style-name="P15">Любовь к своему делу</text:p>
        </text:list-item>
      </text:list>
      <text:p text:style-name="P5"/>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21H3M14S</meta:editing-duration>
    <meta:editing-cycles>38</meta:editing-cycles>
    <meta:generator>OpenOffice/4.1.3$Unix OpenOffice.org_project/413m1$Build-9783</meta:generator>
    <dc:date>2017-05-12T19:16:38</dc:date>
    <dc:creator>Ксения Полякова</dc:creator>
    <meta:document-statistic meta:table-count="0" meta:image-count="0" meta:object-count="0" meta:page-count="5" meta:paragraph-count="101" meta:word-count="1292" meta:character-count="9756"/>
    <meta:user-defined meta:name="Info 1"/>
    <meta:user-defined meta:name="Info 2"/>
    <meta:user-defined meta:name="Info 3"/>
    <meta:user-defined meta:name="Info 4"/>
  </office:meta>
</office:document-meta>
</file>